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27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3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8" style:family="paragraph" style:parent-style-name="Text_20_body">
      <style:text-properties style:font-name="Arial" fo:font-size="6pt" style:font-size-asian="6pt" style:font-size-complex="6pt"/>
    </style:style>
    <style:style style:name="P5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4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style:font-name="Times New Roman" fo:language="en" fo:country="US" style:font-name-complex="Symbol"/>
    </style:style>
    <style:style style:name="T68" style:family="text">
      <style:text-properties style:text-underline-style="none"/>
    </style:style>
    <style:style style:name="T69" style:family="text">
      <style:text-properties style:font-name="sans-serif" fo:language="en" fo:country="US" style:font-name-complex="Arial"/>
    </style:style>
    <style:style style:name="T70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1" style:family="text">
      <style:text-properties style:font-name="sans-serif" fo:font-size="9pt" fo:language="en" fo:country="US" style:font-size-asian="9pt" style:font-name-complex="Arial" style:font-size-complex="9pt"/>
    </style:style>
    <style:style style:name="T72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3" style:family="text">
      <style:text-properties style:font-name="sans-serif" fo:font-size="9pt" fo:language="ru" fo:country="RU" style:font-size-asian="9pt" style:font-name-complex="Arial" style:font-size-complex="9pt"/>
    </style:style>
    <style:style style:name="T74" style:family="text">
      <style:text-properties style:font-name="sans-serif" fo:font-size="6pt" fo:language="en" fo:country="US" style:font-size-asian="6pt" style:font-name-complex="Arial" style:font-size-complex="6pt"/>
    </style:style>
    <style:style style:name="T75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6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7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8" style:family="text">
      <style:text-properties fo:font-size="9pt" style:font-size-asian="9pt" style:font-size-complex="9pt"/>
    </style:style>
    <style:style style:name="T79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0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1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9">CALIBRATION CERTIFICATE</text:p>
      <text:p text:style-name="P11"/>
      <text:p text:style-name="P48"><text:span text:style-name="T7">Type:</text:span><text:span text:style-name="T8"> </text:span><text:span text:style-name="T9">Personal dosimeter AT2503B/1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70">Measurement range for:</text:span><text:span text:style-name="T69"><text:line-break/></text:span><text:span text:style-name="T71"><text:tab/>-</text:span><text:span text:style-name="Знак_20_примечания"><text:span text:style-name="T75"> <text:s/></text:span></text:span><text:span text:style-name="T71">i</text:span><text:span text:style-name="T73">ndividual dose equivalent:<text:tab/><text:tab/><text:tab/><text:tab/></text:span><text:span text:style-name="T72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3"><text:line-break/><text:tab/>-</text:span><text:span text:style-name="Знак_20_примечания"><text:span text:style-name="T75"> <text:s/></text:span></text:span><text:span text:style-name="T71">i</text:span><text:span text:style-name="T73">ndividual dose equivalent rate:<text:tab/><text:tab/><text:tab/><text:tab/></text:span><text:span text:style-name="T11">0.1 </text:span><text:span text:style-name="T12">µ</text:span><text:span text:style-name="T13">Sv/h</text:span><text:span text:style-name="T11"> – 0.2</text:span><text:span text:style-name="T13">Sv/h</text:span><text:span text:style-name="T74"><text:line-break/></text:span></text:p>
      <text:p text:style-name="P5">Measurement error:</text:p>
      <text:p text:style-name="P31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30"><text:span text:style-name="T77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7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7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7"/>
      <text:p text:style-name="P4"><text:span text:style-name="T44">Operating conditions:</text:span><text:line-break/><text:span text:style-name="T78"><text:tab/>-</text:span><text:span text:style-name="Знак_20_примечания"><text:span text:style-name="T76"> <text:s/>a</text:span></text:span><text:span text:style-name="T78">ir temperature<text:tab/><text:tab/><text:tab/><text:tab/><text:tab/><text:tab/>+$temp °C<text:line-break/><text:tab/>- </text:span><text:span text:style-name="Знак_20_примечания"><text:span text:style-name="T76"><text:s/>r</text:span></text:span><text:span text:style-name="T78">elative humidity<text:tab/><text:tab/><text:tab/><text:tab/><text:tab/>$vlag %<text:line-break/><text:tab/>-</text:span><text:span text:style-name="Знак_20_примечания"><text:span text:style-name="T76"> <text:s/>g</text:span></text:span><text:span text:style-name="T78">amma radiation background<text:tab/><text:tab/><text:tab/><text:tab/>$bground <text:s/></text:span><text:span text:style-name="T81">nSv/h</text:span></text:p>
      <text:p text:style-name="P51"/>
      <text:p text:style-name="P52"><text:span text:style-name="Знак_20_примечания"><text:span text:style-name="T64">Calibration means</text:span></text:span><text:span text:style-name="Знак_20_примечания"><text:span text:style-name="T66">:</text:span></text:span><text:span text:style-name="Знак_20_примечания"><text:span text:style-name="T65"><text:line-break/><text:tab/></text:span></text:span><text:span text:style-name="Знак_20_примечания"><text:span text:style-name="T80">-</text:span></text:span><text:span text:style-name="Знак_20_примечания"><text:span text:style-name="T79"> $eng_facility_110; <text:line-break/><text:tab/>- $eng_facility_130;</text:span></text:span><text:span text:style-name="Знак_20_примечания"><text:span text:style-name="T63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2">AT2503B/1 </text:span><text:span text:style-name="T19">(</text:span><text:span text:style-name="T67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6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1">Dose rate measurement</text:p>
            <text:p text:style-name="P37"><text:span text:style-name="T19">at check point</text:span>,</text:p>
            <text:p text:style-name="P37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3"><text:span text:style-name="T19">Average value</text:span>, </text:p>
            <text:p text:style-name="P34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7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8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29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3">Coefficient</text:p>
            <text:p text:style-name="P24"><text:span text:style-name="T28">of variation limits</text:span>, </text:p>
            <text:p text:style-name="P24">%</text:p>
          </table:table-cell>
        </table:table-row>
        <table:table-row>
          <table:table-cell table:style-name="t1.A3" office:value-type="string">
            <text:p text:style-name="P39">Background</text:p>
          </table:table-cell>
          <table:table-cell table:style-name="t1.B3" office:value-type="string">
            <text:p text:style-name="P42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2">$1-bg0</text:p>
              <text:p text:style-name="P42">$1-bg1</text:p>
              <text:p text:style-name="P42">$1-bg2</text:p>
              <text:p text:style-name="P42">$1-bg3</text:p>
              <text:p text:style-name="P42">$1-bg4</text:p>
              <text:p text:style-name="P42">$1-bg5</text:p>
              <text:p text:style-name="P42">$1-bg6</text:p>
              <text:p text:style-name="P42">$1-bg7</text:p>
              <text:p text:style-name="P38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2">$1-m00</text:p>
              <text:p text:style-name="P42">$1-m01</text:p>
              <text:p text:style-name="P42">$1-m02</text:p>
              <text:p text:style-name="P42">$1-m03</text:p>
              <text:p text:style-name="P42">$1-m04</text:p>
              <text:p text:style-name="P42">$1-m05</text:p>
              <text:p text:style-name="P42">$1-m06</text:p>
              <text:p text:style-name="P42">$1-m07</text:p>
              <text:p text:style-name="P42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32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2">$1-m11</text:p>
              <text:p text:style-name="P42">$1-m12</text:p>
              <text:p text:style-name="P42">$1-m13</text:p>
              <text:p text:style-name="P42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32">±15</text:p>
          </table:table-cell>
        </table:table-row>
        <table:table-row>
          <table:table-cell table:style-name="t1.A6" office:value-type="string">
            <text:p text:style-name="P20">80<text:span text:style-name="T30">.</text:span>0 mSv/h</text:p>
          </table:table-cell>
          <table:table-cell table:style-name="t1.B6" office:value-type="string">
            <text:p text:style-name="P21">$1-n2</text:p>
          </table:table-cell>
          <table:table-cell table:style-name="t1.B6" office:value-type="string">
            <text:p text:style-name="P21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42">$1-m21</text:p>
              <text:p text:style-name="P42">$1-m22</text:p>
              <text:p text:style-name="P42">$1-m23</text:p>
              <text:p text:style-name="P42">$1-m24</text:p>
            </text:section>
          </table:table-cell>
          <table:table-cell table:style-name="t1.B6" office:value-type="string">
            <text:p text:style-name="P21">$1-av2</text:p>
          </table:table-cell>
          <table:table-cell table:style-name="t1.B6" office:value-type="string">
            <text:p text:style-name="P21">$1-o2</text:p>
          </table:table-cell>
          <table:table-cell table:style-name="t1.B6" office:value-type="string">
            <text:p text:style-name="P14"><text:span text:style-name="T61">±</text:span><text:span text:style-name="T55">19</text:span></text:p>
          </table:table-cell>
          <table:table-cell table:style-name="t1.B6" office:value-type="string">
            <text:p text:style-name="P21">$1-q2</text:p>
          </table:table-cell>
          <table:table-cell table:style-name="t1.I6" office:value-type="string">
            <text:p text:style-name="P32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7"><text:span text:style-name="T2">AT2503B/1 </text:span><text:span text:style-name="T19">(</text:span><text:span text:style-name="T67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8"><text:span text:style-name="T2">Actual dose value</text:span><text:span text:style-name="T1">,</text:span></text:p>
            <text:p text:style-name="P38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0"><text:span text:style-name="T31">Ḣ</text:span><text:span text:style-name="T40">oi</text:span><text:span text:style-name="T53">(10) /</text:span></text:p>
            <text:p text:style-name="P54">t, s</text:p>
          </table:table-cell>
          <table:table-cell table:style-name="s1.B2" table:number-rows-spanned="2" office:value-type="string">
            <text:p text:style-name="P55">Radiati<text:span text:style-name="T68">on source / </text:span></text:p>
            <text:p text:style-name="P53">d, cm</text:p>
          </table:table-cell>
          <table:table-cell table:style-name="s1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7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8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29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3">Coefficient</text:p>
            <text:p text:style-name="P24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8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8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8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i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2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5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26">±5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2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5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14"><text:span text:style-name="T62">±</text:span>5</text:p>
          </table:table-cell>
        </table:table-row>
      </table:table>
      <text:p text:style-name="P5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Calibrated by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  <table:table-row>
          <table:table-cell table:style-name="Таблица1.A1" office:value-type="string">
            <text:p text:style-name="P44">Technical control: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06:11</dc:date>
    <meta:editing-duration>P3DT15H42M47S</meta:editing-duration>
    <meta:editing-cycles>458</meta:editing-cycles>
    <meta:generator>OpenOffice/4.1.6$Win32 OpenOffice.org_project/416m1$Build-9790</meta:generator>
    <meta:document-statistic meta:table-count="3" meta:image-count="1" meta:object-count="0" meta:page-count="1" meta:paragraph-count="138" meta:word-count="330" meta:character-count="2299"/>
  </office:meta>
</office:document-meta>
</file>